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ef83" officeooo:paragraph-rsid="0002ef83"/>
    </style:style>
    <style:style style:name="P2" style:family="paragraph" style:parent-style-name="Standard">
      <style:text-properties officeooo:rsid="0002ef83" officeooo:paragraph-rsid="00050a70"/>
    </style:style>
    <style:style style:name="P3" style:family="paragraph" style:parent-style-name="Standard">
      <style:text-properties officeooo:rsid="0002eff6" officeooo:paragraph-rsid="0002eff6"/>
    </style:style>
    <style:style style:name="P4" style:family="paragraph" style:parent-style-name="Standard">
      <style:text-properties officeooo:paragraph-rsid="0002eff6"/>
    </style:style>
    <style:style style:name="P5" style:family="paragraph" style:parent-style-name="Standard">
      <style:text-properties officeooo:rsid="00050a70" officeooo:paragraph-rsid="00050a70"/>
    </style:style>
    <style:style style:name="P6" style:family="paragraph" style:parent-style-name="Standard">
      <style:text-properties officeooo:rsid="00050a70" officeooo:paragraph-rsid="00054bcb"/>
    </style:style>
    <style:style style:name="P7" style:family="paragraph" style:parent-style-name="Standard">
      <style:text-properties officeooo:rsid="00054bcb" officeooo:paragraph-rsid="00054bcb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>
      <style:paragraph-properties fo:margin-top="0cm" fo:margin-bottom="0cm" loext:contextual-spacing="false"/>
      <style:text-properties fo:language="zxx" fo:country="none"/>
    </style:style>
    <style:style style:name="P10" style:family="paragraph" style:parent-style-name="Text_20_body">
      <style:paragraph-properties fo:margin-top="0.109cm" fo:margin-bottom="0.109cm" loext:contextual-spacing="false" fo:keep-with-next="always"/>
      <style:text-properties style:font-name="Arial1" fo:font-size="12pt" fo:language="zxx" fo:country="none" fo:font-weight="bold" style:font-size-asian="12pt" style:font-size-complex="12pt"/>
    </style:style>
    <style:style style:name="T1" style:family="text">
      <style:text-properties officeooo:rsid="0002ef83"/>
    </style:style>
    <style:style style:name="T2" style:family="text">
      <style:text-properties officeooo:rsid="0002eff6"/>
    </style:style>
    <style:style style:name="T3" style:family="text">
      <style:text-properties officeooo:rsid="00037330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37330" style:font-style-asian="italic" style:font-style-complex="italic"/>
    </style:style>
    <style:style style:name="T7" style:family="text">
      <style:text-properties fo:font-style="italic" officeooo:rsid="0002eff6" style:font-style-asian="italic" style:font-style-complex="italic"/>
    </style:style>
    <style:style style:name="T8" style:family="text">
      <style:text-properties fo:font-style="italic" fo:font-weight="normal"/>
    </style:style>
    <style:style style:name="T9" style:family="text">
      <style:text-properties fo:font-style="italic" fo:font-weight="normal" officeooo:rsid="0004d35e" style:font-style-asian="italic" style:font-weight-asian="normal" style:font-style-complex="italic" style:font-weight-complex="normal"/>
    </style:style>
    <style:style style:name="T10" style:family="text">
      <style:text-properties fo:font-weight="bold"/>
    </style:style>
    <style:style style:name="T11" style:family="text">
      <style:text-properties fo:font-weight="bold" officeooo:rsid="00037330" style:font-weight-asian="bold" style:font-weight-complex="bold"/>
    </style:style>
    <style:style style:name="T12" style:family="text">
      <style:text-properties fo:font-weight="bold" officeooo:rsid="0002eff6" style:font-weight-asian="bold" style:font-weight-complex="bold"/>
    </style:style>
    <style:style style:name="T13" style:family="text">
      <style:text-properties fo:font-style="normal" officeooo:rsid="0004d35e" style:font-style-asian="normal" style:font-style-complex="normal"/>
    </style:style>
    <style:style style:name="T14" style:family="text">
      <style:text-properties fo:font-style="normal" fo:font-weight="bold" officeooo:rsid="0004d35e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officeooo:rsid="0004d35e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50a7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2eff6" style:font-style-asian="normal" style:font-weight-asian="normal" style:font-style-complex="normal" style:font-weight-complex="normal"/>
    </style:style>
    <style:style style:name="T18" style:family="text">
      <style:text-properties officeooo:rsid="00050a70"/>
    </style:style>
    <style:style style:name="T19" style:family="text">
      <style:text-properties officeooo:rsid="00054bcb"/>
    </style:style>
    <style:style style:name="T20" style:family="text">
      <style:text-properties fo:font-variant="normal" fo:text-transform="none"/>
    </style:style>
    <style:style style:name="T21" style:family="text">
      <style:text-properties fo:font-variant="normal" fo:text-transform="none" fo:font-style="normal"/>
    </style:style>
    <style:style style:name="T22" style:family="text">
      <style:text-properties fo:font-variant="normal" fo:text-transform="none" fo:font-style="normal" fo:font-weight="bold"/>
    </style:style>
    <style:style style:name="T23" style:family="text">
      <style:text-properties fo:font-variant="normal" fo:text-transform="none" fo:font-style="normal" fo:font-weight="normal"/>
    </style:style>
    <style:style style:name="T24" style:family="text">
      <style:text-properties fo:font-variant="normal" fo:text-transform="none" fo:font-style="normal" fo:font-weight="normal" officeooo:rsid="0006a0a0"/>
    </style:style>
    <style:style style:name="T25" style:family="text">
      <style:text-properties officeooo:rsid="0006a0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Quand/Qui/Où ?</text:p>
      <text:p text:style-name="P1"/>
      <text:p text:style-name="P1">Début construction 44<text:span text:style-name="T3">7</text:span>, consecration 438, frontons 432</text:p>
      <text:p text:style-name="P3"><text:tab/>architectes :</text:p>
      <text:p text:style-name="P4"><text:span text:style-name="T1">Ichinos (</text:span>Temple d'Héphaïstos dans le centre d'Athènes <text:span text:style-name="T2">&lt;449-415&gt;)</text:span></text:p>
      <text:p text:style-name="P1">Callicratès(Temple Athèna Nikè <text:span text:style-name="T2">&lt;432-421&gt;</text:span>+rempart cité+Longs murs jusqu'au Pirée<text:span text:style-name="T2">&lt;461-456&gt;</text:span>)<text:tab/></text:p>
      <text:p text:style-name="P1"><text:tab/><text:span text:style-name="T2">commanditaire :</text:span></text:p>
      <text:p text:style-name="P3">Périclès, stratège le + influant </text:p>
      <text:p text:style-name="P1"><text:tab/><text:span text:style-name="T2">lieu construction</text:span></text:p>
      <text:p text:style-name="P3">Acropole Athènes, sur fondations sacagées du pre<text:span text:style-name="T3">-</text:span>Parthénon lors de l'invasion de Xerxès en 480</text:p>
      <text:p text:style-name="P1"/>
      <text:p text:style-name="P10"><text:span text:style-name="T25">I. </text:span>Un édifice gigantesque à la hauteur de l'ambition de son commanditaire</text:p>
      <text:p text:style-name="P8"/>
      <text:p text:style-name="P9"><text:tab/>Après le sac d'Athènes par Xerxes en 480 av.J.-C., puis la victoire grecque à Salamine la même année, l'acropole athénienne est en ruine. <text:span text:style-name="T10">Périclès</text:span> ayant participé à la guerre contre les Perses, il est élu stratège en 462 av.J.-C est de plus en plus ambitieux. Il décide en 454 av.J.-C. de faire venir le trésor considérable de la toute nouvelle alliance de Délos à Athènes, qui profite maintenant de l'hégémonie concédée par Spartes sur toute la Grèce, pour lancer la reconstruction de l'acropole en 449 av.J.-C..</text:p>
      <text:p text:style-name="P9">Deux ans plus tard, pour superviser la conception et la construction de son chantier le plus important, le Parthénon, Périclès fait appel à deux architectes et un sculpteur, respectivement <text:span text:style-name="T10">Ichinos</text:span> <text:span text:style-name="T4">(aussi en charge du temple d'Héphaïstos dans le centre d'Athènes &lt;449-415&gt;),</text:span> <text:span text:style-name="T10">Callicratès</text:span> <text:span text:style-name="T4">(responsable des Longs murs jusqu'au Pirée&lt;461-456&gt; et plus tard le Temple Athéna Nikè &lt;432-421&gt;) </text:span><text:span text:style-name="T21">et </text:span><text:span text:style-name="T22">Phidias</text:span><text:span text:style-name="T20"> </text:span><text:span text:style-name="T23">(</text:span><text:span text:style-name="T8">qui s'occupe des décorations, de la frise et des frontons </text:span><text:span text:style-name="T23">). Les travaux du pré-Parthénon n'ayant</text:span><text:span text:style-name="T20"> </text:span><text:span text:style-name="T23">pus reprendre, le nouvel édifice </text:span><text:span text:style-name="T24">aux dimension revues à la hausse </text:span><text:span text:style-name="T23">est érigé à sa place, la consécration fut effectué en 438 av.J-C. et précède la pose des figures de frontons en 432 av.J-C..</text:span></text:p>
      <text:p text:style-name="P9">Ainsi <text:span text:style-name="T25">le </text:span>Parthénon se doit de correspondre à la vision <text:span text:style-name="T25">grandiose</text:span> de son commanditaire et de représenter Athènes à sa juste place dans un nouveau monde grec <text:span text:style-name="T25">qu'elle va domniner</text:span>.</text:p>
      <text:p text:style-name="P1"/>
      <text:p text:style-name="P1"><text:span text:style-name="T25">II. </text:span>Un ex-voto colossal, à la pointe de la technologie de l'époque, pour la cité la plus affluente</text:p>
      <text:p text:style-name="P1"/>
      <text:p text:style-name="P6">Quoi/Comment/Pourquoi ?</text:p>
      <text:p text:style-name="P5"/>
      <text:p text:style-name="P5">Pas un temple</text:p>
      <text:p text:style-name="P5">écrin architectural pour Athéna Parthénos chryséléphantine </text:p>
      <text:p text:style-name="P5">abrite trésor Ligue Délos</text:p>
      <text:p text:style-name="P5"/>
      <text:p text:style-name="P7">techniques construction très prècises/rapides : bcp blocs non interchangables en seulement une dizaine d'années</text:p>
      <text:p text:style-name="P7"/>
      <text:p text:style-name="P7">propagande Athènes au même niveau que les Dieux / traitement préférenciel / Hégémonie et impérialisme à suiv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S</meta:editing-duration>
    <meta:editing-cycles>4</meta:editing-cycles>
    <meta:generator>LibreOffice/5.3.6.1$Windows_x86 LibreOffice_project/686f202eff87ef707079aeb7f485847613344eb7</meta:generator>
    <dc:date>2017-11-29T17:07:04.690000000</dc:date>
    <meta:document-statistic meta:table-count="0" meta:image-count="0" meta:object-count="0" meta:page-count="1" meta:paragraph-count="20" meta:word-count="350" meta:character-count="2283" meta:non-whitespace-character-count="1946"/>
    <meta:user-defined meta:name="Info 1"/>
    <meta:user-defined meta:name="Info 2"/>
    <meta:user-defined meta:name="Info 3"/>
    <meta:user-defined meta:name="Info 4"/>
  </office:meta>
</office:document-meta>
</file>